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6.191cm"/>
    </style:style>
    <style:style style:name="Tabla1.C" style:family="table-column">
      <style:table-column-properties style:column-width="7.6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6.191cm"/>
    </style:style>
    <style:style style:name="Tabla2.C" style:family="table-column">
      <style:table-column-properties style:column-width="7.6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6.191cm"/>
    </style:style>
    <style:style style:name="Tabla3.C" style:family="table-column">
      <style:table-column-properties style:column-width="7.6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6.191cm"/>
    </style:style>
    <style:style style:name="Tabla4.C" style:family="table-column">
      <style:table-column-properties style:column-width="7.6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a04c" officeooo:paragraph-rsid="001ca04c"/>
    </style:style>
    <style:style style:name="P2" style:family="paragraph" style:parent-style-name="Standard">
      <style:text-properties officeooo:rsid="001e57cd" officeooo:paragraph-rsid="001e57cd"/>
    </style:style>
    <style:style style:name="P3" style:family="paragraph" style:parent-style-name="Standard">
      <style:text-properties fo:font-weight="bold" officeooo:rsid="001e57cd" officeooo:paragraph-rsid="001e57cd" style:font-weight-asian="bold" style:font-weight-complex="bold"/>
    </style:style>
    <style:style style:name="P4" style:family="paragraph" style:parent-style-name="Standard">
      <style:text-properties fo:font-size="14pt" fo:font-weight="bold" officeooo:rsid="001f365a" officeooo:paragraph-rsid="001f365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normal" officeooo:rsid="001f365a" officeooo:paragraph-rsid="001f365a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58eba" officeooo:paragraph-rsid="00258eb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58eba" officeooo:paragraph-rsid="00280bf1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71847" officeooo:paragraph-rsid="00273913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71847" officeooo:paragraph-rsid="00280bf1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80bf1" officeooo:paragraph-rsid="00280bf1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2pt" fo:font-weight="bold" officeooo:rsid="001f365a" officeooo:paragraph-rsid="001f365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f3f2c" officeooo:paragraph-rsid="001f3f2c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style="italic" fo:font-weight="normal" officeooo:rsid="001f3f2c" officeooo:paragraph-rsid="001f3f2c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normal" fo:font-weight="bold" officeooo:rsid="002089b2" officeooo:paragraph-rsid="0022b7c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size="12pt" fo:font-style="normal" fo:font-weight="bold" officeooo:rsid="0022b7cb" officeooo:paragraph-rsid="0022b7c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2pt" fo:font-style="normal" style:text-underline-style="none" fo:font-weight="normal" officeooo:rsid="0022b7cb" officeooo:paragraph-rsid="0022b7c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258eba" officeooo:paragraph-rsid="00258eb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271847" officeooo:paragraph-rsid="0027184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271847" officeooo:paragraph-rsid="00280bf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tyle="italic" officeooo:rsid="001ca04c" officeooo:paragraph-rsid="001ca04c" style:font-style-asian="italic" style:font-style-complex="italic"/>
    </style:style>
    <style:style style:name="P21" style:family="paragraph" style:parent-style-name="Standard">
      <style:text-properties fo:font-style="italic" officeooo:rsid="001e57cd" officeooo:paragraph-rsid="001e57cd" style:font-style-asian="italic" style:font-style-complex="italic"/>
    </style:style>
    <style:style style:name="P22" style:family="paragraph" style:parent-style-name="Standard">
      <style:text-properties fo:font-size="16pt" style:text-underline-style="solid" style:text-underline-width="auto" style:text-underline-color="font-color" fo:font-weight="bold" officeooo:rsid="0023abb9" officeooo:paragraph-rsid="0023abb9" style:font-size-asian="14pt" style:font-weight-asian="bold" style:font-size-complex="16pt" style:font-weight-complex="bold"/>
    </style:style>
    <style:style style:name="P23" style:family="paragraph" style:parent-style-name="Standard">
      <style:text-properties officeooo:rsid="00273913" officeooo:paragraph-rsid="00273913"/>
    </style:style>
    <style:style style:name="P24" style:family="paragraph" style:parent-style-name="Standard">
      <style:text-properties officeooo:rsid="00280bf1" officeooo:paragraph-rsid="00280bf1"/>
    </style:style>
    <style:style style:name="P25" style:family="paragraph" style:parent-style-name="Standard">
      <style:paragraph-properties fo:break-before="page"/>
      <style:text-properties fo:font-size="14pt" fo:font-style="normal" style:text-underline-style="solid" style:text-underline-width="auto" style:text-underline-color="font-color" fo:font-weight="normal" officeooo:rsid="0022b7cb" officeooo:paragraph-rsid="0022b7cb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break-before="page"/>
      <style:text-properties fo:font-size="14pt" fo:font-style="normal" style:text-underline-style="solid" style:text-underline-width="auto" style:text-underline-color="font-color" fo:font-weight="normal" officeooo:rsid="00258eba" officeooo:paragraph-rsid="00280bf1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break-before="page"/>
      <style:text-properties fo:font-size="16pt" fo:font-style="normal" style:text-underline-style="solid" style:text-underline-width="auto" style:text-underline-color="font-color" fo:font-weight="bold" officeooo:rsid="00240259" officeooo:paragraph-rsid="00240259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71847" officeooo:paragraph-rsid="0027184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71847" officeooo:paragraph-rsid="00280bf1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27391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paragraph-rsid="00280bf1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73913" officeooo:paragraph-rsid="00273913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280bf1" officeooo:paragraph-rsid="00280bf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271847" officeooo:paragraph-rsid="00271847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271847" officeooo:paragraph-rsid="00273913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271847" officeooo:paragraph-rsid="00280bf1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22b7cb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fo:font-size="12pt" style:text-underline-style="none" officeooo:rsid="00273913" style:font-size-asian="10.5pt" style:font-size-complex="12pt"/>
    </style:style>
    <style:style style:name="T9" style:family="text">
      <style:text-properties officeooo:rsid="00273913"/>
    </style:style>
    <style:style style:name="T10" style:family="text">
      <style:text-properties officeooo:rsid="00280b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ofiling con CacheGrind</text:p>
      <text:p text:style-name="P3">$ cat /proc/cpuinfo | grep "model name" | head -n1</text:p>
      <text:p text:style-name="P20">model name<text:tab/>: Intel(R) Core(TM) i3-2328M CPU @ 2.20GHz</text:p>
      <text:p text:style-name="P1"/>
      <text:p text:style-name="P2">Corrí las instrucciones con el in.txt como ejemplo para ver la información de las cachés, los datos de estas referencias no son los que hay que analizar</text:p>
      <text:p text:style-name="P2"/>
      <text:p text:style-name="P3">$ valgrind --tool=cachegrind ./tp2 &lt; in.txt &gt; out.txt</text:p>
      <text:p text:style-name="P21">warning: L3 cache found, using its data for the LL simulation.</text:p>
      <text:p text:style-name="P21">==27159== </text:p>
      <text:p text:style-name="P21">==27159== I <text:s text:c="2"/>refs: <text:s text:c="5"/>309,027</text:p>
      <text:p text:style-name="P21">==27159== I1 <text:s/>misses: <text:s text:c="5"/>1,242</text:p>
      <text:p text:style-name="P21">==27159== LLi misses: <text:s text:c="5"/>1,151</text:p>
      <text:p text:style-name="P21">==27159== I1 <text:s/>miss rate: <text:s text:c="3"/>0.40%</text:p>
      <text:p text:style-name="P21">==27159== LLi miss rate: <text:s text:c="3"/>0.37%</text:p>
      <text:p text:style-name="P21">==27159== </text:p>
      <text:p text:style-name="P21">==27159== D <text:s text:c="2"/>refs: <text:s text:c="5"/>117,027 <text:s/>(81,989 rd <text:s text:c="2"/>+ 35,038 wr)</text:p>
      <text:p text:style-name="P21">==27159== D1 <text:s/>misses: <text:s text:c="5"/>3,110 <text:s/>( 2,511 rd <text:s text:c="2"/>+ <text:s text:c="3"/>599 wr)</text:p>
      <text:p text:style-name="P21">==27159== LLd misses: <text:s text:c="5"/>2,487 <text:s/>( 1,962 rd <text:s text:c="2"/>+ <text:s text:c="3"/>525 wr)</text:p>
      <text:p text:style-name="P21">==27159== D1 <text:s/>miss rate: <text:s text:c="4"/>2.6% ( <text:s text:c="2"/>3.0% <text:s text:c="4"/>+ <text:s text:c="3"/>1.7% <text:s/>)</text:p>
      <text:p text:style-name="P21">==27159== LLd miss rate: <text:s text:c="4"/>2.1% ( <text:s text:c="2"/>2.3% <text:s text:c="4"/>+ <text:s text:c="3"/>1.4% <text:s/>)</text:p>
      <text:p text:style-name="P21">==27159== </text:p>
      <text:p text:style-name="P21">==27159== LL refs: <text:s text:c="8"/>4,352 <text:s/>( 3,753 rd <text:s text:c="2"/>+ <text:s text:c="3"/>599 wr)</text:p>
      <text:p text:style-name="P21">==27159== LL misses: <text:s text:c="6"/>3,638 <text:s/>( 3,113 rd <text:s text:c="2"/>+ <text:s text:c="3"/>525 wr)</text:p>
      <text:p text:style-name="P21">==27159== LL miss rate: <text:s text:c="5"/>0.8% ( <text:s text:c="2"/>0.7% <text:s text:c="4"/>+ <text:s text:c="3"/>1.4% <text:s/>)</text:p>
      <text:p text:style-name="P2"/>
      <text:p text:style-name="P2"/>
      <text:p text:style-name="P2"/>
      <text:p text:style-name="P3">$ cg_annotate --auto=yes cachegrind.out.27159</text:p>
      <text:p text:style-name="P2"/>
      <text:p text:style-name="P21">--------------------------------------------------------------------------------</text:p>
      <text:p text:style-name="P21">I1 cache: <text:s text:c="8"/>32768 B, 64 B, 8-way associative</text:p>
      <text:p text:style-name="P21">D1 cache: <text:s text:c="8"/>32768 B, 64 B, 8-way associative</text:p>
      <text:p text:style-name="P21">LL cache: <text:s text:c="8"/>3145728 B, 64 B, 12-way associative</text:p>
      <text:p text:style-name="P21">Command: <text:s text:c="9"/>./tp2</text:p>
      <text:p text:style-name="P21">Data file: <text:s text:c="7"/>cachegrind.out.27159</text:p>
      <text:p text:style-name="P21">Events recorded: <text:s/>Ir I1mr ILmr Dr D1mr DLmr Dw D1mw DLmw</text:p>
      <text:p text:style-name="P21">Events shown: <text:s text:c="4"/>Ir I1mr ILmr Dr D1mr DLmr Dw D1mw DLmw</text:p>
      <text:p text:style-name="P21">Event sort order: Ir I1mr ILmr Dr D1mr DLmr Dw D1mw DLmw</text:p>
      <text:p text:style-name="P21">Thresholds: <text:s text:c="6"/>0.1 100 100 100 100 100 100 100 100</text:p>
      <text:p text:style-name="P21">Include dirs: <text:s text:c="4"/></text:p>
      <text:p text:style-name="P21">User annotated: <text:s text:c="2"/></text:p>
      <text:p text:style-name="P21">Auto-annotation: <text:s/>on</text:p>
      <text:p text:style-name="P21"></text:p>
      <text:p text:style-name="P21">--------------------------------------------------------------------------------</text:p>
      <text:p text:style-name="P21"><text:s text:c="5"/>Ir <text:s/>I1mr <text:s/>ILmr <text:s text:c="4"/>Dr <text:s/>D1mr <text:s/>DLmr <text:s text:c="4"/>Dw D1mw DLmw </text:p>
      <text:p text:style-name="P21">--------------------------------------------------------------------------------</text:p>
      <text:p text:style-name="P21">309,027 1,242 1,151 81,989 2,511 1,962 35,038 <text:s/>599 <text:s/>525 <text:s/>PROGRAM TOTALS</text:p>
      <text:p text:style-name="P21">--------------------------------------------------------------------------------</text:p>
      <text:p text:style-name="P21"><text:s text:c="4"/>Ir I1mr ILmr <text:s text:c="4"/>Dr <text:s/>D1mr DLmr <text:s text:c="3"/>Dw D1mw DLmw <text:s/>file:function</text:p>
      <text:p text:style-name="P21">--------------------------------------------------------------------------------</text:p>
      <text:p text:style-name="P2"><text:span text:style-name="T2">56,045 <text:s text:c="2"/>10 <text:s text:c="2"/>10 13,657 1,022 <text:s/>856 <text:s text:c="3"/>17 <text:s text:c="3"/>1 <text:s text:c="3"/>0 <text:s/>/build/buildd/eglibc-2.19/elf/dl-addr.c:_dl_addr</text:span></text:p>
      <text:p text:style-name="P5"><text:soft-page-break/>Con bs = 256</text:p>
      <text:p text:style-name="P4"/>
      <text:p text:style-name="P11">$ valgrind --tool=cachegrind ./tp2 &lt; m256.txt &gt; out.txt</text:p>
      <text:p text:style-name="P12"><text:s/><text:span text:style-name="T3">warning: L3 cache found, using its data for the LL simulation.</text:span></text:p>
      <text:p text:style-name="P13">==29675== </text:p>
      <text:p text:style-name="P13">==29675== I <text:s text:c="2"/>refs: <text:s text:c="5"/>1,076,834,371</text:p>
      <text:p text:style-name="P13">==29675== I1 <text:s/>misses: <text:s text:c="11"/>1,276</text:p>
      <text:p text:style-name="P13">==29675== LLi misses: <text:s text:c="11"/>1,267</text:p>
      <text:p text:style-name="P13">==29675== I1 <text:s/>miss rate: <text:s text:c="9"/>0.00%</text:p>
      <text:p text:style-name="P13">==29675== LLi miss rate: <text:s text:c="9"/>0.00%</text:p>
      <text:p text:style-name="P13">==29675== </text:p>
      <text:p text:style-name="P13">==29675== D <text:s text:c="2"/>refs: <text:s text:c="7"/>586,371,114 <text:s/>(459,647,639 rd <text:s text:c="2"/>+ 126,723,475 wr)</text:p>
      <text:p text:style-name="P13">==29675== D1 <text:s/>misses: <text:s text:c="6"/>17,630,837 <text:s/>( 17,414,997 rd <text:s text:c="2"/>+ <text:s text:c="4"/>215,840 wr)</text:p>
      <text:p text:style-name="P13">==29675== LLd misses: <text:s text:c="9"/>621,160 <text:s/>( <text:s text:c="3"/>461,173 rd <text:s text:c="2"/>+ <text:s text:c="4"/>159,987 wr)</text:p>
      <text:p text:style-name="P13">==29675== D1 <text:s/>miss rate: <text:s text:c="10"/>3.0% ( <text:s text:c="7"/>3.7% <text:s text:c="4"/>+ <text:s text:c="8"/>0.1% <text:s/>)</text:p>
      <text:p text:style-name="P13">==29675== LLd miss rate: <text:s text:c="10"/>0.1% ( <text:s text:c="7"/>0.1% <text:s text:c="4"/>+ <text:s text:c="8"/>0.1% <text:s/>)</text:p>
      <text:p text:style-name="P13">==29675== </text:p>
      <text:p text:style-name="P13">==29675== LL refs: <text:s text:c="9"/>17,632,113 <text:s/>( 17,416,273 rd <text:s text:c="2"/>+ <text:s text:c="4"/>215,840 wr)</text:p>
      <text:p text:style-name="P13">==29675== LL misses: <text:s text:c="10"/>622,427 <text:s/>( <text:s text:c="3"/>462,440 rd <text:s text:c="2"/>+ <text:s text:c="4"/>159,987 wr)</text:p>
      <text:p text:style-name="P13">==29675== LL miss rate: <text:s text:c="11"/>0.0% ( <text:s text:c="7"/>0.0% <text:s text:c="4"/>+ <text:s text:c="8"/>0.1% <text:s/>)</text:p>
      <text:p text:style-name="P13"/>
      <text:p text:style-name="P13"/>
      <text:p text:style-name="P14">$ cg_annotate --auto=yes cachegrind.out.29675</text:p>
      <text:p text:style-name="P14"><text:span text:style-name="T1">Ver lo importante de esta salida en el excel</text:span></text:p>
      <text:p text:style-name="P13"></text:p>
      <text:p text:style-name="P25">Con bs= 8</text:p>
      <text:p text:style-name="P16"/>
      <text:p text:style-name="P16">Se toma bs=8 ya que el tamaño de línea de las cachés es de 64 bytes que equivale a 8 doubles</text:p>
      <text:p text:style-name="P16"/>
      <text:p text:style-name="P15"><text:span text:style-name="T4">$ valgrind --tool=cachegrind ./tp2 &lt; m256.txt &gt; out.txt</text:span></text:p>
      <text:p text:style-name="P15"><text:span text:style-name="T5">--32417-- warning: L3 cache found, using its data for the LL simulation.</text:span></text:p>
      <text:p text:style-name="P15"><text:span text:style-name="T5">==32417== </text:span></text:p>
      <text:p text:style-name="P15"><text:span text:style-name="T5">==32417== I <text:s text:c="2"/>refs: <text:s text:c="5"/>1,157,451,916</text:span></text:p>
      <text:p text:style-name="P15"><text:span text:style-name="T5">==32417== I1 <text:s/>misses: <text:s text:c="11"/>1,276</text:span></text:p>
      <text:p text:style-name="P15"><text:span text:style-name="T5">==32417== LLi misses: <text:s text:c="11"/>1,267</text:span></text:p>
      <text:p text:style-name="P15"><text:span text:style-name="T5">==32417== I1 <text:s/>miss rate: <text:s text:c="9"/>0.00%</text:span></text:p>
      <text:p text:style-name="P15"><text:span text:style-name="T5">==32417== LLi miss rate: <text:s text:c="9"/>0.00%</text:span></text:p>
      <text:p text:style-name="P15"><text:span text:style-name="T5">==32417== </text:span></text:p>
      <text:p text:style-name="P15"><text:span text:style-name="T5">==32417== D <text:s text:c="2"/>refs: <text:s text:c="7"/>635,200,763 <text:s/>(502,119,498 rd <text:s text:c="2"/>+ 133,081,265 wr)</text:span></text:p>
      <text:p text:style-name="P15"><text:span text:style-name="T5">==32417== D1 <text:s/>misses: <text:s text:c="7"/>1,506,795 <text:s/>( <text:s/>1,340,106 rd <text:s text:c="2"/>+ <text:s text:c="4"/>166,689 wr)</text:span></text:p>
      <text:p text:style-name="P15"><text:span text:style-name="T5">==32417== LLd misses: <text:s text:c="9"/>621,160 <text:s/>( <text:s text:c="3"/>461,173 rd <text:s text:c="2"/>+ <text:s text:c="4"/>159,987 wr)</text:span></text:p>
      <text:p text:style-name="P15"><text:span text:style-name="T5">==32417== D1 <text:s/>miss rate: <text:s text:c="10"/>0.2% ( <text:s text:c="7"/>0.2% <text:s text:c="4"/>+ <text:s text:c="8"/>0.1% <text:s/>)</text:span></text:p>
      <text:p text:style-name="P15"><text:span text:style-name="T5">==32417== LLd miss rate: <text:s text:c="10"/>0.0% ( <text:s text:c="7"/>0.0% <text:s text:c="4"/>+ <text:s text:c="8"/>0.1% <text:s/>)</text:span></text:p>
      <text:p text:style-name="P15"><text:span text:style-name="T5">==32417== </text:span></text:p>
      <text:p text:style-name="P15"><text:span text:style-name="T5">==32417== LL refs: <text:s text:c="10"/>1,508,071 <text:s/>( <text:s/>1,341,382 rd <text:s text:c="2"/>+ <text:s text:c="4"/>166,689 wr)</text:span></text:p>
      <text:p text:style-name="P15"><text:span text:style-name="T5">==32417== LL misses: <text:s text:c="10"/>622,427 <text:s/>( <text:s text:c="3"/>462,440 rd <text:s text:c="2"/>+ <text:s text:c="4"/>159,987 wr)</text:span></text:p>
      <text:p text:style-name="P15"><text:span text:style-name="T5">==32417== LL miss rate: <text:s text:c="11"/>0.0% ( <text:s text:c="7"/>0.0% <text:s text:c="4"/>+ <text:s text:c="8"/>0.1% <text:s/>)</text:span></text:p>
      <text:p text:style-name="P15"/>
      <text:p text:style-name="P14"/>
      <text:p text:style-name="P14"><text:span text:style-name="T4">$ cg_annotate --auto=yes cachegrind.out.</text:span><text:span text:style-name="T6">32417</text:span></text:p>
      <text:p text:style-name="P15"/>
      <text:p text:style-name="P15"><text:span text:style-name="T5">Ver lo importante de esta salida en el excel </text:span></text:p>
      <text:p text:style-name="P27">Mediciones de Performance</text:p>
      <text:p text:style-name="P17"/>
      <text:p text:style-name="P6">Con bs=256</text:p>
      <text:p text:style-name="P6"/>
      <text:p text:style-name="P18">Con el archivo m6x256.txt que consta de la multiplicación de 6 pares de matrices de 256x256, <text:span text:style-name="T9">se obtuvieron los siguientes valores: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5">Tiempo de proceso de línea (s)</text:p>
          </table:table-cell>
          <table:table-cell table:style-name="Tabla1.C1" office:value-type="string">
            <text:p text:style-name="P35">Tiempo de matrix_multiply (s)</text:p>
          </table:table-cell>
        </table:table-row>
        <table:table-row>
          <table:table-cell table:style-name="Tabla1.A2" office:value-type="string">
            <text:p text:style-name="P35">Línea 1</text:p>
          </table:table-cell>
          <table:table-cell table:style-name="Tabla1.A2" office:value-type="string">
            <text:p text:style-name="P28">0.299566</text:p>
          </table:table-cell>
          <table:table-cell table:style-name="Tabla1.C2" office:value-type="string">
            <text:p text:style-name="P28">0.172308</text:p>
          </table:table-cell>
        </table:table-row>
        <table:table-row>
          <table:table-cell table:style-name="Tabla1.A2" office:value-type="string">
            <text:p text:style-name="P35">Línea 2</text:p>
          </table:table-cell>
          <table:table-cell table:style-name="Tabla1.A2" office:value-type="string">
            <text:p text:style-name="P28">0.289245</text:p>
          </table:table-cell>
          <table:table-cell table:style-name="Tabla1.C2" office:value-type="string">
            <text:p text:style-name="P28">0.167849</text:p>
          </table:table-cell>
        </table:table-row>
        <table:table-row>
          <table:table-cell table:style-name="Tabla1.A2" office:value-type="string">
            <text:p text:style-name="P35">Línea 3</text:p>
          </table:table-cell>
          <table:table-cell table:style-name="Tabla1.A2" office:value-type="string">
            <text:p text:style-name="P28">0.291336</text:p>
          </table:table-cell>
          <table:table-cell table:style-name="Tabla1.C2" office:value-type="string">
            <text:p text:style-name="P28">0.169061</text:p>
          </table:table-cell>
        </table:table-row>
        <table:table-row>
          <table:table-cell table:style-name="Tabla1.A2" office:value-type="string">
            <text:p text:style-name="P35">Línea 4</text:p>
          </table:table-cell>
          <table:table-cell table:style-name="Tabla1.A2" office:value-type="string">
            <text:p text:style-name="P28">0.294148</text:p>
          </table:table-cell>
          <table:table-cell table:style-name="Tabla1.C2" office:value-type="string">
            <text:p text:style-name="P28">0.171265</text:p>
          </table:table-cell>
        </table:table-row>
        <table:table-row>
          <table:table-cell table:style-name="Tabla1.A2" office:value-type="string">
            <text:p text:style-name="P35">Línea 5</text:p>
          </table:table-cell>
          <table:table-cell table:style-name="Tabla1.A2" office:value-type="string">
            <text:p text:style-name="P28">0.292146</text:p>
          </table:table-cell>
          <table:table-cell table:style-name="Tabla1.C2" office:value-type="string">
            <text:p text:style-name="P28">0.168984</text:p>
          </table:table-cell>
        </table:table-row>
        <table:table-row>
          <table:table-cell table:style-name="Tabla1.A2" office:value-type="string">
            <text:p text:style-name="P35">Línea 6</text:p>
          </table:table-cell>
          <table:table-cell table:style-name="Tabla1.A2" office:value-type="string">
            <text:p text:style-name="P28">0.290226</text:p>
          </table:table-cell>
          <table:table-cell table:style-name="Tabla1.C2" office:value-type="string">
            <text:p text:style-name="P28">0.167396</text:p>
          </table:table-cell>
        </table:table-row>
      </table:table>
      <text:p text:style-name="P6"/>
      <text:p text:style-name="P8"><text:span text:style-name="T7"></text:span><text:span text:style-name="T8">Con el archivo m6x1024.txt que consta de la multiplicación de 6 pares de matrices de 1024x1024 se obtuvieron los siguiente valores:</text:span></text:p>
      <text:p text:style-name="P8"><text:span text:style-name="T7"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6">Tiempo de proceso de línea (s)</text:p>
          </table:table-cell>
          <table:table-cell table:style-name="Tabla2.C1" office:value-type="string">
            <text:p text:style-name="P36">Tiempo de matrix_multiply (s)</text:p>
          </table:table-cell>
        </table:table-row>
        <table:table-row>
          <table:table-cell table:style-name="Tabla2.A2" office:value-type="string">
            <text:p text:style-name="P36">Línea 1</text:p>
          </table:table-cell>
          <table:table-cell table:style-name="Tabla2.A2" office:value-type="string">
            <text:p text:style-name="P33">33.054489</text:p>
          </table:table-cell>
          <table:table-cell table:style-name="Tabla2.C2" office:value-type="string">
            <text:p text:style-name="P33">31.042364</text:p>
          </table:table-cell>
        </table:table-row>
        <table:table-row>
          <table:table-cell table:style-name="Tabla2.A2" office:value-type="string">
            <text:p text:style-name="P36">Línea 2</text:p>
          </table:table-cell>
          <table:table-cell table:style-name="Tabla2.A2" office:value-type="string">
            <text:p text:style-name="P33">31.333483</text:p>
          </table:table-cell>
          <table:table-cell table:style-name="Tabla2.C2" office:value-type="string">
            <text:p text:style-name="P33">29.344036</text:p>
          </table:table-cell>
        </table:table-row>
        <table:table-row>
          <table:table-cell table:style-name="Tabla2.A2" office:value-type="string">
            <text:p text:style-name="P36">Línea 3</text:p>
          </table:table-cell>
          <table:table-cell table:style-name="Tabla2.A2" office:value-type="string">
            <text:p text:style-name="P33">32.887505</text:p>
          </table:table-cell>
          <table:table-cell table:style-name="Tabla2.C2" office:value-type="string">
            <text:p text:style-name="P33">30.850345</text:p>
          </table:table-cell>
        </table:table-row>
        <table:table-row>
          <table:table-cell table:style-name="Tabla2.A2" office:value-type="string">
            <text:p text:style-name="P36">Línea 4</text:p>
          </table:table-cell>
          <table:table-cell table:style-name="Tabla2.A2" office:value-type="string">
            <text:p text:style-name="P33">32.197794</text:p>
          </table:table-cell>
          <table:table-cell table:style-name="Tabla2.C2" office:value-type="string">
            <text:p text:style-name="P33">30.132276</text:p>
          </table:table-cell>
        </table:table-row>
        <table:table-row>
          <table:table-cell table:style-name="Tabla2.A2" office:value-type="string">
            <text:p text:style-name="P36">Línea 5</text:p>
          </table:table-cell>
          <table:table-cell table:style-name="Tabla2.A2" office:value-type="string">
            <text:p text:style-name="P33">32.514037</text:p>
          </table:table-cell>
          <table:table-cell table:style-name="Tabla2.C2" office:value-type="string">
            <text:p text:style-name="P33">30.527724</text:p>
          </table:table-cell>
        </table:table-row>
        <table:table-row>
          <table:table-cell table:style-name="Tabla2.A2" office:value-type="string">
            <text:p text:style-name="P36">Línea 6</text:p>
          </table:table-cell>
          <table:table-cell table:style-name="Tabla2.A2" office:value-type="string">
            <text:p text:style-name="P33">30.839440</text:p>
          </table:table-cell>
          <table:table-cell table:style-name="Tabla2.C2" office:value-type="string">
            <text:p text:style-name="P33">28.848966</text:p>
          </table:table-cell>
        </table:table-row>
      </table:table>
      <text:p text:style-name="P23"/>
      <text:p text:style-name="P23"/>
      <text:p text:style-name="P26">Con bs=<text:span text:style-name="T10">8</text:span></text:p>
      <text:p text:style-name="P7"/>
      <text:p text:style-name="P19">Con el archivo m6x256.txt que consta de la multiplicación de 6 pares de matrices de 256x256, <text:span text:style-name="T9">se obtuvieron los siguientes valores:</text:span>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37">Tiempo de proceso de línea (s)</text:p>
          </table:table-cell>
          <table:table-cell table:style-name="Tabla3.C1" office:value-type="string">
            <text:p text:style-name="P37">Tiempo de matrix_multiply (s)</text:p>
          </table:table-cell>
        </table:table-row>
        <table:table-row>
          <table:table-cell table:style-name="Tabla3.A2" office:value-type="string">
            <text:p text:style-name="P37">Línea 1</text:p>
          </table:table-cell>
          <table:table-cell table:style-name="Tabla3.A2" office:value-type="string">
            <text:p text:style-name="P29">0.2<text:span text:style-name="T10">61490</text:span></text:p>
          </table:table-cell>
          <table:table-cell table:style-name="Tabla3.C2" office:value-type="string">
            <text:p text:style-name="P29">0.1<text:span text:style-name="T10">24670</text:span></text:p>
          </table:table-cell>
        </table:table-row>
        <table:table-row>
          <table:table-cell table:style-name="Tabla3.A2" office:value-type="string">
            <text:p text:style-name="P37">Línea 2</text:p>
          </table:table-cell>
          <table:table-cell table:style-name="Tabla3.A2" office:value-type="string">
            <text:p text:style-name="P29">0.2<text:span text:style-name="T10">52850</text:span></text:p>
          </table:table-cell>
          <table:table-cell table:style-name="Tabla3.C2" office:value-type="string">
            <text:p text:style-name="P29">0.1<text:span text:style-name="T10">30713</text:span></text:p>
          </table:table-cell>
        </table:table-row>
        <table:table-row>
          <table:table-cell table:style-name="Tabla3.A2" office:value-type="string">
            <text:p text:style-name="P37">Línea 3</text:p>
          </table:table-cell>
          <table:table-cell table:style-name="Tabla3.A2" office:value-type="string">
            <text:p text:style-name="P29">0.2<text:span text:style-name="T10">47306</text:span></text:p>
          </table:table-cell>
          <table:table-cell table:style-name="Tabla3.C2" office:value-type="string">
            <text:p text:style-name="P29">0.1<text:span text:style-name="T10">25945</text:span></text:p>
          </table:table-cell>
        </table:table-row>
        <table:table-row>
          <table:table-cell table:style-name="Tabla3.A2" office:value-type="string">
            <text:p text:style-name="P37">Línea 4</text:p>
          </table:table-cell>
          <table:table-cell table:style-name="Tabla3.A2" office:value-type="string">
            <text:p text:style-name="P29">0.2<text:span text:style-name="T10">46921</text:span></text:p>
          </table:table-cell>
          <table:table-cell table:style-name="Tabla3.C2" office:value-type="string">
            <text:p text:style-name="P29">0.1<text:span text:style-name="T10">26689</text:span></text:p>
          </table:table-cell>
        </table:table-row>
        <table:table-row>
          <table:table-cell table:style-name="Tabla3.A2" office:value-type="string">
            <text:p text:style-name="P37">Línea 5</text:p>
          </table:table-cell>
          <table:table-cell table:style-name="Tabla3.A2" office:value-type="string">
            <text:p text:style-name="P29">0.<text:span text:style-name="T10">247740</text:span></text:p>
          </table:table-cell>
          <table:table-cell table:style-name="Tabla3.C2" office:value-type="string">
            <text:p text:style-name="P29">0.1<text:span text:style-name="T10">25916</text:span></text:p>
          </table:table-cell>
        </table:table-row>
        <table:table-row>
          <table:table-cell table:style-name="Tabla3.A2" office:value-type="string">
            <text:p text:style-name="P37">Línea 6</text:p>
          </table:table-cell>
          <table:table-cell table:style-name="Tabla3.A2" office:value-type="string">
            <text:p text:style-name="P29">0.2<text:span text:style-name="T10">47558</text:span></text:p>
          </table:table-cell>
          <table:table-cell table:style-name="Tabla3.C2" office:value-type="string">
            <text:p text:style-name="P29">0.1<text:span text:style-name="T10">27143</text:span></text:p>
          </table:table-cell>
        </table:table-row>
      </table:table>
      <text:p text:style-name="P7"/>
      <text:p text:style-name="P7"/>
      <text:p text:style-name="P9"><text:span text:style-name="T7"></text:span><text:span text:style-name="T8">Con el archivo m6x1024.txt que consta de la multiplicación de 6 pares de matrices de 1024x1024 se obtuvieron los siguiente valores:</text:span></text:p>
      <text:p text:style-name="P9"><text:span text:style-name="T7"/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7">Tiempo de proceso de línea (s)</text:p>
          </table:table-cell>
          <table:table-cell table:style-name="Tabla4.C1" office:value-type="string">
            <text:p text:style-name="P37">Tiempo de matrix_multiply (s)</text:p>
          </table:table-cell>
        </table:table-row>
        <table:table-row>
          <table:table-cell table:style-name="Tabla4.A2" office:value-type="string">
            <text:p text:style-name="P37">Línea 1</text:p>
          </table:table-cell>
          <table:table-cell table:style-name="Tabla4.A2" office:value-type="string">
            <text:p text:style-name="P34">12.224397</text:p>
          </table:table-cell>
          <table:table-cell table:style-name="Tabla4.C2" office:value-type="string">
            <text:p text:style-name="P34">10.166433</text:p>
          </table:table-cell>
        </table:table-row>
        <table:table-row>
          <table:table-cell table:style-name="Tabla4.A2" office:value-type="string">
            <text:p text:style-name="P37">Línea 2</text:p>
          </table:table-cell>
          <table:table-cell table:style-name="Tabla4.A2" office:value-type="string">
            <text:p text:style-name="P34">12.342077</text:p>
          </table:table-cell>
          <table:table-cell table:style-name="Tabla4.C2" office:value-type="string">
            <text:p text:style-name="P34">10.316335</text:p>
          </table:table-cell>
        </table:table-row>
        <table:table-row>
          <table:table-cell table:style-name="Tabla4.A2" office:value-type="string">
            <text:p text:style-name="P37">Línea 3</text:p>
          </table:table-cell>
          <table:table-cell table:style-name="Tabla4.A2" office:value-type="string">
            <text:p text:style-name="P34">12.351278</text:p>
          </table:table-cell>
          <table:table-cell table:style-name="Tabla4.C2" office:value-type="string">
            <text:p text:style-name="P34">10.356511</text:p>
          </table:table-cell>
        </table:table-row>
        <table:table-row>
          <table:table-cell table:style-name="Tabla4.A2" office:value-type="string">
            <text:p text:style-name="P37">Línea 4</text:p>
          </table:table-cell>
          <table:table-cell table:style-name="Tabla4.A2" office:value-type="string">
            <text:p text:style-name="P34">12.379101</text:p>
          </table:table-cell>
          <table:table-cell table:style-name="Tabla4.C2" office:value-type="string">
            <text:p text:style-name="P34">10.386204</text:p>
          </table:table-cell>
        </table:table-row>
        <table:table-row>
          <table:table-cell table:style-name="Tabla4.A2" office:value-type="string">
            <text:p text:style-name="P37">Línea 5</text:p>
          </table:table-cell>
          <table:table-cell table:style-name="Tabla4.A2" office:value-type="string">
            <text:p text:style-name="P34">12.427692</text:p>
          </table:table-cell>
          <table:table-cell table:style-name="Tabla4.C2" office:value-type="string">
            <text:p text:style-name="P34">10.375411</text:p>
          </table:table-cell>
        </table:table-row>
        <table:table-row>
          <table:table-cell table:style-name="Tabla4.A2" office:value-type="string">
            <text:p text:style-name="P37">Línea 6</text:p>
          </table:table-cell>
          <table:table-cell table:style-name="Tabla4.A2" office:value-type="string">
            <text:p text:style-name="P34">12.369222</text:p>
          </table:table-cell>
          <table:table-cell table:style-name="Tabla4.C2" office:value-type="string">
            <text:p text:style-name="P34">10.373507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9:34:43.016403251</meta:creation-date>
    <dc:date>2016-06-12T01:14:57.270943314</dc:date>
    <meta:editing-duration>PT3H9M23S</meta:editing-duration>
    <meta:editing-cycles>5</meta:editing-cycles>
    <meta:generator>LibreOffice/4.2.8.2$Linux_X86_64 LibreOffice_project/420m0$Build-2</meta:generator>
    <meta:document-statistic meta:table-count="4" meta:image-count="0" meta:object-count="0" meta:page-count="5" meta:paragraph-count="176" meta:word-count="835" meta:character-count="5920" meta:non-whitespace-character-count="4494"/>
  </office:meta>
</office:document-meta>
</file>